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INCHAN FERNANDEZ, CESAR VICENT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INCHAN FERNANDEZ, CESAR VICENT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71812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17:26:5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